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1b061" officeooo:paragraph-rsid="0001b061" style:font-size-asian="22pt" style:font-size-complex="22pt"/>
    </style:style>
    <style:style style:name="P2" style:family="paragraph" style:parent-style-name="Standard">
      <style:paragraph-properties fo:text-align="justify" style:justify-single-word="false"/>
      <style:text-properties fo:font-size="12pt" officeooo:rsid="0001b061" officeooo:paragraph-rsid="0001b061" style:font-size-asian="10.5pt" style:font-size-complex="12pt"/>
    </style:style>
    <style:style style:name="P3" style:family="paragraph" style:parent-style-name="Standard">
      <style:paragraph-properties fo:text-align="justify" style:justify-single-word="false"/>
      <style:text-properties fo:font-size="12pt" officeooo:rsid="000367a9" officeooo:paragraph-rsid="000367a9" style:font-size-asian="10.5pt" style:font-size-complex="12pt"/>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1b061" officeooo:paragraph-rsid="0001b061"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367a9" officeooo:paragraph-rsid="000367a9"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normal" officeooo:rsid="000367a9" officeooo:paragraph-rsid="000367a9"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6210b" officeooo:paragraph-rsid="0006210b" style:font-size-asian="10.5pt" style:font-weight-asian="normal" style:font-size-complex="12pt" style:font-weight-complex="normal"/>
    </style:style>
    <style:style style:name="P8" style:family="paragraph" style:parent-style-name="Header">
      <style:paragraph-properties fo:text-align="end" style:justify-single-word="false"/>
      <style:text-properties officeooo:rsid="000429d6" officeooo:paragraph-rsid="000429d6"/>
    </style:style>
    <style:style style:name="T1" style:family="text">
      <style:text-properties officeooo:rsid="000429d6"/>
    </style:style>
    <style:style style:name="T2" style:family="text">
      <style:text-properties officeooo:rsid="000621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 ME</text:p>
      <text:p text:style-name="P2"/>
      <text:p text:style-name="P2">Ce programme sert à simuler un réseau composé de 12’500 neurones dans le cas idéal, et ce charge de gérer les interactions entre ces neurones, qui s’envoient continuellement des signaux électriques le long de la simulation.</text:p>
      <text:p text:style-name="P2"/>
      <text:p text:style-name="P2">Le code est composé de deux classes, un main, ainsi que d’un fichier de constantes, dans lequel les classes et le main vont chercher certaines valeurs.</text:p>
      <text:p text:style-name="P2"/>
      <text:p text:style-name="P4">Classes :</text:p>
      <text:p text:style-name="P2"/>
      <text:p text:style-name="P2">- Classe Neurone : elle se charge de modulariser un neurone, caractérisé entre autres par une valeur de potentiel membranaire, et également par des pics intervenant à des instants précis (lorsque le potentiel atteint une valeur seuil). Cette classe permet de gérer l’évolution d’un neurone au cours du temps, en calculant à chaque pas de simulation le valeur du potentiel en utilisant une équation spécifique.</text:p>
      <text:p text:style-name="P2"/>
      <text:p text:style-name="P2">- Classe Reseau : elle s’occupe de construire le réseau de neurones : c’est-à-dire d’établir (en fonction du nombre de neurones et de connexions désirés, à modifier dans le fichier des constantes) tout d’abord le réseau de neurone, donc remplir un tableau de neurones dont une partie d’excitateurs, et l’autre d’inhibiteurs. Elle s’occupe également d’allouer (de manière aléatoire, en début de simulation) toutes les connexions excitatrices et inhibitrices des neurones du réseau. Ce tableau des connexions sera parcouru durant la simulation en fonction du fait qu’un neurone du réseau a produit un pic ou non, le cas échéant, il transmet ce signal à tous les neurones auxquels il est connecté.</text:p>
      <text:p text:style-name="P2"/>
      <text:p text:style-name="P4">Informations nécessaires à la compilation du programme :</text:p>
      <text:p text:style-name="P2"/>
      <text:p text:style-name="P3">Commandes à effectuer pour lancer le programme :</text:p>
      <text:p text:style-name="P3"/>
      <text:p text:style-name="P3">Aller dans le répertoire /build dans le dossier /neurone et pour lancer compiler avec cmake, effectuer :</text:p>
      <text:p text:style-name="P3"><text:tab/></text:p>
      <text:p text:style-name="P3">cmake ..</text:p>
      <text:p text:style-name="P3">make</text:p>
      <text:p text:style-name="P3">./neurone</text:p>
      <text:p text:style-name="P3"/>
      <text:p text:style-name="P3">Pour lancer les google tests (attention à ne pas lancer avec plus de 4000 neurones pour le dernier test qui se charge de vérifier le tableau de connexions, car le test peut commencer à prendre du temps…) :</text:p>
      <text:p text:style-name="P3"/>
      <text:p text:style-name="P3">cmake ..</text:p>
      <text:p text:style-name="P3">make</text:p>
      <text:p text:style-name="P3">./neuron_unittest</text:p>
      <text:p text:style-name="P3"/>
      <text:p text:style-name="P3">Pour induire la création de la documentation Doxygen (attention à vider le dossier /build au préalable) :</text:p>
      <text:p text:style-name="P3"/>
      <text:p text:style-name="P3">cmake ..</text:p>
      <text:p text:style-name="P3"><text:soft-page-break/>make</text:p>
      <text:p text:style-name="P3">make document</text:p>
      <text:p text:style-name="P5">Réalisation des graphiques :</text:p>
      <text:p text:style-name="P5"/>
      <text:p text:style-name="P6">Pour la réalisation des 4 graphiques, il faut modifier les paramètres adéquats, les pas de temps dans le main, et les constantes dans le fichier “constants.h”, les constantes à modifier sont é chaque fois le “G” et le “eta” en fonction du graphe désiré :</text:p>
      <text:p text:style-name="P6"/>
      <text:p text:style-name="P6">- Graphe A : 6000 pas, <text:span text:style-name="T2">G = 3, eta = 2, à mesurer entre 5000 et 6000</text:span></text:p>
      <text:p text:style-name="P6">- Graphe B : <text:span text:style-name="T2">12000 pas</text:span>, <text:span text:style-name="T2">G = 6, eta = 4, à mesurer entre 10000 et 12000</text:span></text:p>
      <text:p text:style-name="P6">- Graphe C : <text:span text:style-name="T2">12000 pas</text:span>, <text:span text:style-name="T2">G = 5, eta = 2, à mesurer entre 10000 et 12000</text:span></text:p>
      <text:p text:style-name="P6">- Graphe D : <text:span text:style-name="T2">12000 pas</text:span>, <text:span text:style-name="T2">G = 4.5, eta = 0.9, à mesurer entre 10000 et 12000</text:span></text:p>
      <text:p text:style-name="P6"/>
      <text:p text:style-name="P6">Veillez à laisser le courant à 0.0 dans le update du main !</text:p>
      <text:p text:style-name="P6">Dans la méthode update de reseau.cpp, on peut régler le nombre de pas à partir du quel on veut écrire dans le ofstream <text:span text:style-name="T1">qui s’occupe de récolter les données numériques nécessaires à tracer les graphes sur Jupyter.</text:span></text:p>
      <text:p text:style-name="P6"/>
      <text:p text:style-name="P7">Il semble que le programme produise une quantité trop élevée de pics pour un nombre important de neurone, malgré le fait que pour un nombre raisonnable de neurones, le programme semble se comporter correctement… Une erreur doit de ce fait encore se trouver dans mon code et je n’ai malheureusement pas réussi à la déce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429d6" officeooo:paragraph-rsid="000429d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Projet Neurone Raphaël Mariétan SV BA-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20:59:19.202837936</meta:creation-date>
    <dc:date>2017-11-11T22:03:45.356632284</dc:date>
    <meta:editing-duration>PT28M34S</meta:editing-duration>
    <meta:editing-cycles>1</meta:editing-cycles>
    <meta:document-statistic meta:table-count="0" meta:image-count="0" meta:object-count="0" meta:page-count="2" meta:paragraph-count="31" meta:word-count="574" meta:character-count="3284" meta:non-whitespace-character-count="2739"/>
    <meta:generator>LibreOffice/5.1.4.2$Linux_X86_64 LibreOffice_project/10m0$Build-2</meta:generator>
  </office:meta>
</office:document-meta>
</file>